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-eff-2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sp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faint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<text:span text:style-name="T2">rse-slf-eva</text:span>-one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double-stom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15T10:51:28.490103843</dc:date>
    <meta:editing-duration>PT22H12M51S</meta:editing-duration>
    <meta:editing-cycles>26</meta:editing-cycles>
    <meta:generator>LibreOffice/7.3.7.2$Linux_X86_64 LibreOffice_project/30$Build-2</meta:generator>
    <meta:document-statistic meta:table-count="1" meta:cell-count="118" meta:object-count="0"/>
  </office:meta>
</office:document-meta>
</file>